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55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77.61mm"/>
    </style:style>
    <style:style style:name="co8" style:family="table-column">
      <style:table-column-properties fo:break-before="auto" style:column-width="64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5.08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6.31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465a4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5983b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74pt solid #000000" fo:border-right="none" fo:border-top="0.74pt solid #000000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4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/>
    <style:style style:name="ce32" style:family="table-cell" style:parent-style-name="Default" style:data-style-name="N11">
      <style:table-cell-properties fo:background-color="#dee6ef"/>
    </style:style>
    <style:style style:name="ce7" style:family="table-cell" style:parent-style-name="Default">
      <style:table-cell-properties fo:background-color="#ffb66c"/>
    </style:style>
    <style:style style:name="ce8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d1d7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a1467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780373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158466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Arial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.5pt" style:language-asian="none" style:country-asian="none" style:font-style-asian="normal" style:font-weight-asian="normal" style:font-name-complex="Ari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font-name="Arial" fo:font-size="11.5pt" fo:language="none" fo:country="none" style:font-name-asian="Arial" style:font-size-asian="11.5pt" style:language-asian="none" style:country-asian="none" style:font-name-complex="Arial" style:font-size-complex="11.5pt" style:language-complex="none" style:country-complex="none"/>
    </style:style>
    <style:style style:name="ce42" style:family="table-cell" style:parent-style-name="Default">
      <style:table-cell-properties fo:border-bottom="none" fo:border-left="none" fo:border-right="0.74pt solid #000000" fo:border-top="0.74pt solid #000000"/>
    </style:style>
    <style:style style:name="ce43" style:family="table-cell" style:parent-style-name="Default">
      <style:table-cell-properties fo:border-bottom="none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/>
    </style:style>
  </office:automatic-styles>
  <office:body>
    <office:spreadsheet>
      <table:calculation-settings table:automatic-find-labels="false" table:use-regular-expressions="false" table:use-wildcards="true"/>
      <table:table table:name="BP Ativ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1" table:default-cell-style-name="Default"/>
        <table:table-column table:style-name="co5" table:default-cell-style-name="ce2"/>
        <table:table-column table:style-name="co6" table:default-cell-style-name="ce10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ce10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ATIVIDADE 2 – ALUNO: Saulo Weikert Bicalho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BALANÇO PATRIMONIAL – ATIVOS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Análise Vertical</text:p>
          </table:table-cell>
          <table:table-cell table:style-name="Default" table:number-columns-repeated="2"/>
          <table:table-cell/>
          <table:table-cell office:value-type="string" calcext:value-type="string">
            <text:p>Análise Horizontal (Ano-base:2017)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 Conta </text:p>
          </table:table-cell>
          <table:table-cell office:value-type="string" calcext:value-type="string">
            <text:p> Descrição </text:p>
          </table:table-cell>
          <table:table-cell table:style-name="ce5" office:value-type="date" office:date-value="2018-12-31" calcext:value-type="date">
            <text:p>31/12/18</text:p>
          </table:table-cell>
          <table:table-cell table:style-name="ce5" office:value-type="date" office:date-value="2017-12-31" calcext:value-type="date">
            <text:p>31/12/17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Descrição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7" calcext:value-type="float">
            <text:p>2017</text:p>
          </table:table-cell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 Ativo Total </text:p>
          </table:table-cell>
          <table:table-cell office:value-type="currency" office:currency="BRL" office:value="15379549" calcext:value-type="currency">
            <text:p>R$ 15.379.549,00</text:p>
          </table:table-cell>
          <table:table-cell office:value-type="currency" office:currency="BRL" office:value="14957462" calcext:value-type="currency">
            <text:p>R$ 14.957.462,00</text:p>
          </table:table-cell>
          <table:table-cell/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7" calcext:value-type="float">
            <text:p>2017</text:p>
          </table:table-cell>
          <table:table-cell/>
          <table:table-cell table:style-name="ce11" office:value-type="string" calcext:value-type="string">
            <text:p> Ativo Total </text:p>
          </table:table-cell>
          <table:table-cell table:formula="of:=[.C5]/[.D5]" office:value-type="percentage" office:value="1.028219159106" calcext:value-type="percentage">
            <text:p>102,82%</text:p>
          </table:table-cell>
          <table:table-cell/>
          <table:table-cell table:style-name="ce14" office:value-type="string" calcext:value-type="string">
            <text:p>Indicadores de Liquidez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4" office:value-type="string" calcext:value-type="string">
            <text:p> 1.01 </text:p>
          </table:table-cell>
          <table:table-cell table:style-name="ce4" office:value-type="string" calcext:value-type="string">
            <text:p> Ativo Circulante </text:p>
          </table:table-cell>
          <table:table-cell office:value-type="currency" office:currency="BRL" office:value="6455759" calcext:value-type="currency">
            <text:p>R$ 6.455.759,00</text:p>
          </table:table-cell>
          <table:table-cell office:value-type="currency" office:currency="BRL" office:value="7056309" calcext:value-type="currency">
            <text:p>R$ 7.056.309,00</text:p>
          </table:table-cell>
          <table:table-cell/>
          <table:table-cell table:style-name="ce7" office:value-type="string" calcext:value-type="string">
            <text:p>Ativo Circulante/Ativo Total</text:p>
          </table:table-cell>
          <table:table-cell table:style-name="ce9" table:formula="of:=[.C6]/[.C5]" office:value-type="percentage" office:value="0.419762569110447" calcext:value-type="percentage">
            <text:p>41,98%</text:p>
          </table:table-cell>
          <table:table-cell table:formula="of:=[.D6]/[.D5]" office:value-type="percentage" office:value="0.471758444046189" calcext:value-type="percentage">
            <text:p>47,18%</text:p>
          </table:table-cell>
          <table:table-cell/>
          <table:table-cell table:style-name="ce12" office:value-type="string" calcext:value-type="string">
            <text:p> Ativo Circulante </text:p>
          </table:table-cell>
          <table:table-cell table:formula="of:=[.C6]/[.D6]" office:value-type="percentage" office:value="0.914891765652553" calcext:value-type="percentage">
            <text:p>91,49%</text:p>
          </table:table-cell>
          <table:table-cell/>
          <table:table-cell table:style-name="ce15" office:value-type="string" calcext:value-type="string">
            <text:p>a. Liquidez corrente </text:p>
          </table:table-cell>
          <table:table-cell office:value-type="string" calcext:value-type="string">
            <text:p>Ac/Pc</text:p>
          </table:table-cell>
          <table:table-cell table:formula="of:=[.C6]/[.C25]" office:value-type="percentage" office:value="1.41360350751421" calcext:value-type="percentage">
            <text:p>141,36%</text:p>
          </table:table-cell>
          <table:table-cell table:formula="of:=[.D6]/[.D25]" office:value-type="percentage" office:value="1.0208772997126" calcext:value-type="percentage">
            <text:p>102,09%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 1.01.01 </text:p>
          </table:table-cell>
          <table:table-cell office:value-type="string" calcext:value-type="string">
            <text:p> Caixa e Equivalentes de Caixa </text:p>
          </table:table-cell>
          <table:table-cell office:value-type="currency" office:currency="BRL" office:value="1215048" calcext:value-type="currency">
            <text:p>R$ 1.215.048,00</text:p>
          </table:table-cell>
          <table:table-cell office:value-type="currency" office:currency="BRL" office:value="1693131" calcext:value-type="currency">
            <text:p>R$ 1.693.131,00</text:p>
          </table:table-cell>
          <table:table-cell/>
          <table:table-cell office:value-type="string" calcext:value-type="string">
            <text:p><text:span text:style-name="T3"> Caixa e Equivalentes de Caixa</text:span><text:span text:style-name="T4">/Ativo Circulante</text:span></text:p>
          </table:table-cell>
          <table:table-cell table:formula="of:=[.C7]/[.C6]" office:value-type="percentage" office:value="0.188211486829047" calcext:value-type="percentage">
            <text:p>18,82%</text:p>
          </table:table-cell>
          <table:table-cell table:formula="of:=[.D7]/[.D6]" office:value-type="percentage" office:value="0.23994569965686" calcext:value-type="percentage">
            <text:p>23,99%</text:p>
          </table:table-cell>
          <table:table-cell/>
          <table:table-cell table:style-name="ce2" office:value-type="string" calcext:value-type="string">
            <text:p> Caixa e Equivalentes de Caixa </text:p>
          </table:table-cell>
          <table:table-cell table:formula="of:=[.C7]/[.D7]" office:value-type="percentage" office:value="0.717633780256814" calcext:value-type="percentage">
            <text:p>71,76%</text:p>
          </table:table-cell>
          <table:table-cell/>
          <table:table-cell table:style-name="ce15" office:value-type="string" calcext:value-type="string">
            <text:p>b. Liquidez imediata </text:p>
          </table:table-cell>
          <table:table-cell office:value-type="string" calcext:value-type="string">
            <text:p>Disponível/Pc</text:p>
          </table:table-cell>
          <table:table-cell table:formula="of:=[.C7]/[.C25]" office:value-type="percentage" office:value="0.266056417936005" calcext:value-type="percentage">
            <text:p>26,61%</text:p>
          </table:table-cell>
          <table:table-cell table:formula="of:=[.D7]/[.D25]" office:value-type="percentage" office:value="0.244955117943346" calcext:value-type="percentage">
            <text:p>24,50%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 1.01.02 </text:p>
          </table:table-cell>
          <table:table-cell office:value-type="string" calcext:value-type="string">
            <text:p> Aplicações Financeiras </text:p>
          </table:table-cell>
          <table:table-cell office:value-type="currency" office:currency="BRL" office:value="1215377" calcext:value-type="currency">
            <text:p>R$ 1.215.377,00</text:p>
          </table:table-cell>
          <table:table-cell office:value-type="currency" office:currency="BRL" office:value="1977305" calcext:value-type="currency">
            <text:p>R$ 1.977.305,00</text:p>
          </table:table-cell>
          <table:table-cell/>
          <table:table-cell office:value-type="string" calcext:value-type="string">
            <text:p><text:span text:style-name="T3"> Aplicações Financeiras</text:span><text:span text:style-name="T4">/Ativo Circulante</text:span></text:p>
          </table:table-cell>
          <table:table-cell table:formula="of:=[.C8]/[.C6]" office:value-type="percentage" office:value="0.188262449078412" calcext:value-type="percentage">
            <text:p>18,83%</text:p>
          </table:table-cell>
          <table:table-cell table:formula="of:=[.D8]/[.D6]" office:value-type="percentage" office:value="0.280218029000714" calcext:value-type="percentage">
            <text:p>28,02%</text:p>
          </table:table-cell>
          <table:table-cell/>
          <table:table-cell table:style-name="ce2" office:value-type="string" calcext:value-type="string">
            <text:p> Aplicações Financeiras </text:p>
          </table:table-cell>
          <table:table-cell table:formula="of:=[.C8]/[.D8]" office:value-type="percentage" office:value="0.61466339285037" calcext:value-type="percentage">
            <text:p>61,47%</text:p>
          </table:table-cell>
          <table:table-cell/>
          <table:table-cell table:style-name="ce15" office:value-type="string" calcext:value-type="string">
            <text:p>c. Liquidez seca </text:p>
          </table:table-cell>
          <table:table-cell office:value-type="string" calcext:value-type="string">
            <text:p>Ac-Estoques-Despesas Antecipadas/pc</text:p>
          </table:table-cell>
          <table:table-cell table:formula="of:=([.C6]-[.C10]-[.C8])/[.C25]" office:value-type="percentage" office:value="0.848655789366966" calcext:value-type="percentage">
            <text:p>84,87%</text:p>
          </table:table-cell>
          <table:table-cell table:formula="of:=([.D6]-[.D10]-[.D8])/[.D25]" office:value-type="percentage" office:value="0.554843203961803" calcext:value-type="percentage">
            <text:p>55,48%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 1.01.03 </text:p>
          </table:table-cell>
          <table:table-cell office:value-type="string" calcext:value-type="string">
            <text:p> Contas a Receber </text:p>
          </table:table-cell>
          <table:table-cell office:value-type="currency" office:currency="BRL" office:value="1691581" calcext:value-type="currency">
            <text:p>R$ 1.691.581,00</text:p>
          </table:table-cell>
          <table:table-cell office:value-type="currency" office:currency="BRL" office:value="1507921" calcext:value-type="currency">
            <text:p>R$ 1.507.921,00</text:p>
          </table:table-cell>
          <table:table-cell/>
          <table:table-cell office:value-type="string" calcext:value-type="string">
            <text:p><text:span text:style-name="T3"> Contas a Receber</text:span><text:span text:style-name="T4">/Ativo Circulante</text:span></text:p>
          </table:table-cell>
          <table:table-cell table:formula="of:=[.C9]/[.C6]" office:value-type="percentage" office:value="0.262026664873952" calcext:value-type="percentage">
            <text:p>26,20%</text:p>
          </table:table-cell>
          <table:table-cell table:formula="of:=[.D9]/[.D6]" office:value-type="percentage" office:value="0.213698266331591" calcext:value-type="percentage">
            <text:p>21,37%</text:p>
          </table:table-cell>
          <table:table-cell/>
          <table:table-cell table:style-name="ce2" office:value-type="string" calcext:value-type="string">
            <text:p> Contas a Receber </text:p>
          </table:table-cell>
          <table:table-cell table:formula="of:=[.C9]/[.D9]" office:value-type="percentage" office:value="1.12179683153163" calcext:value-type="percentage">
            <text:p>112,18%</text:p>
          </table:table-cell>
          <table:table-cell/>
          <table:table-cell table:style-name="ce15" office:value-type="string" calcext:value-type="string">
            <text:p>d. Liquidez geral </text:p>
          </table:table-cell>
          <table:table-cell office:value-type="string" calcext:value-type="string">
            <text:p>ac+realizavel lp\pc+pnc</text:p>
          </table:table-cell>
          <table:table-cell table:formula="of:=([.C6]+[.C16])/([.C25]+[.C32])" office:value-type="percentage" office:value="0.639750412461197" calcext:value-type="percentage">
            <text:p>63,98%</text:p>
          </table:table-cell>
          <table:table-cell table:formula="of:=([.D6]+[.D16])/([.D25]+[.D32])" office:value-type="percentage" office:value="0.61587884932772" calcext:value-type="percentage">
            <text:p>61,59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 1.01.04 </text:p>
          </table:table-cell>
          <table:table-cell office:value-type="string" calcext:value-type="string">
            <text:p> Estoques </text:p>
          </table:table-cell>
          <table:table-cell office:value-type="currency" office:currency="BRL" office:value="1364672" calcext:value-type="currency">
            <text:p>R$ 1.364.672,00</text:p>
          </table:table-cell>
          <table:table-cell office:value-type="currency" office:currency="BRL" office:value="1243925" calcext:value-type="currency">
            <text:p>R$ 1.243.925,00</text:p>
          </table:table-cell>
          <table:table-cell/>
          <table:table-cell office:value-type="string" calcext:value-type="string">
            <text:p><text:span text:style-name="T3"> Estoques</text:span><text:span text:style-name="T4">/Ativo Circulante</text:span></text:p>
          </table:table-cell>
          <table:table-cell table:formula="of:=[.C10]/[.C6]" office:value-type="percentage" office:value="0.211388312358005" calcext:value-type="percentage">
            <text:p>21,14%</text:p>
          </table:table-cell>
          <table:table-cell table:formula="of:=[.D10]/[.D6]" office:value-type="percentage" office:value="0.176285505637579" calcext:value-type="percentage">
            <text:p>17,63%</text:p>
          </table:table-cell>
          <table:table-cell/>
          <table:table-cell table:style-name="ce2" office:value-type="string" calcext:value-type="string">
            <text:p> Estoques </text:p>
          </table:table-cell>
          <table:table-cell table:formula="of:=[.C10]/[.D10]" office:value-type="percentage" office:value="1.09706935707539" calcext:value-type="percentage">
            <text:p>109,71%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 1.01.05 </text:p>
          </table:table-cell>
          <table:table-cell office:value-type="string" calcext:value-type="string">
            <text:p> Ativos Biológicos</text:p>
          </table:table-cell>
          <table:table-cell table:number-columns-repeated="3"/>
          <table:table-cell office:value-type="string" calcext:value-type="string">
            <text:p><text:span text:style-name="T3"> Ativos Biológicos</text:span><text:span text:style-name="T4">/Ativo Circulante</text:span></text:p>
          </table:table-cell>
          <table:table-cell table:number-columns-repeated="3"/>
          <table:table-cell table:style-name="ce2" office:value-type="string" calcext:value-type="string">
            <text:p> Ativos Biológicos</text:p>
          </table:table-cell>
          <table:table-cell table:number-columns-repeated="2"/>
          <table:table-cell table:style-name="ce14" office:value-type="string" calcext:value-type="string">
            <text:p>Indicadores de Estrutura de Capital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1.01.06 </text:p>
          </table:table-cell>
          <table:table-cell office:value-type="string" calcext:value-type="string">
            <text:p> Tributos a Recuperar </text:p>
          </table:table-cell>
          <table:table-cell office:value-type="currency" office:currency="BRL" office:value="706056" calcext:value-type="currency">
            <text:p>R$ 706.056,00</text:p>
          </table:table-cell>
          <table:table-cell office:value-type="currency" office:currency="BRL" office:value="408041" calcext:value-type="currency">
            <text:p>R$ 408.041,00</text:p>
          </table:table-cell>
          <table:table-cell/>
          <table:table-cell office:value-type="string" calcext:value-type="string">
            <text:p><text:span text:style-name="T3"> Tributos a Recuperar</text:span><text:span text:style-name="T4">/Ativo Circulante</text:span></text:p>
          </table:table-cell>
          <table:table-cell table:formula="of:=[.C12]/[.C6]" office:value-type="percentage" office:value="0.109368394947829" calcext:value-type="percentage">
            <text:p>10,94%</text:p>
          </table:table-cell>
          <table:table-cell table:formula="of:=[.D12]/[.D6]" office:value-type="percentage" office:value="0.0578264075453612" calcext:value-type="percentage">
            <text:p>5,78%</text:p>
          </table:table-cell>
          <table:table-cell/>
          <table:table-cell table:style-name="ce2" office:value-type="string" calcext:value-type="string">
            <text:p> Tributos a Recuperar </text:p>
          </table:table-cell>
          <table:table-cell table:formula="of:=[.C12]/[.D12]" office:value-type="percentage" office:value="1.73035552799841" calcext:value-type="percentage">
            <text:p>173,04%</text:p>
          </table:table-cell>
          <table:table-cell/>
          <table:table-cell table:style-name="ce15" office:value-type="string" calcext:value-type="string">
            <text:p>a. Participação de capitais de terceiros </text:p>
          </table:table-cell>
          <table:table-cell office:value-type="string" calcext:value-type="string">
            <text:p>pc+pnc /pl *100</text:p>
          </table:table-cell>
          <table:table-cell table:formula="of:=([.C25]+[.C32])/[.C39]" office:value-type="percentage" office:value="4.97472400083602" calcext:value-type="percentage">
            <text:p>497,47%</text:p>
          </table:table-cell>
          <table:table-cell table:formula="of:=([.D25]+[.D32])/[.D39]" office:value-type="percentage" office:value="8.14971622502823" calcext:value-type="percentage">
            <text:p>814,97%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.01.07 </text:p>
          </table:table-cell>
          <table:table-cell office:value-type="string" calcext:value-type="string">
            <text:p> Despesas Antecipadas </text:p>
          </table:table-cell>
          <table:table-cell table:number-columns-repeated="3"/>
          <table:table-cell office:value-type="string" calcext:value-type="string">
            <text:p><text:span text:style-name="T3"> Despesas Antecipadas</text:span><text:span text:style-name="T4">/Ativo Circulante</text:span></text:p>
          </table:table-cell>
          <table:table-cell table:number-columns-repeated="3"/>
          <table:table-cell table:style-name="ce2" office:value-type="string" calcext:value-type="string">
            <text:p> Despesas Antecipadas </text:p>
          </table:table-cell>
          <table:table-cell table:number-columns-repeated="2"/>
          <table:table-cell table:style-name="ce15" office:value-type="string" calcext:value-type="string">
            <text:p>b. Dependência financeira </text:p>
          </table:table-cell>
          <table:table-cell office:value-type="string" calcext:value-type="string">
            <text:p>pc+pnc /at *100</text:p>
          </table:table-cell>
          <table:table-cell table:formula="of:=([.C25]+[.C32])/[.C5]" office:value-type="percentage" office:value="0.832628251972798" calcext:value-type="percentage">
            <text:p>83,26%</text:p>
          </table:table-cell>
          <table:table-cell table:formula="of:=([.D25]+[.D32])/[.D5]" office:value-type="percentage" office:value="0.890706992937706" calcext:value-type="percentage">
            <text:p>89,07%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 1.01.08 </text:p>
          </table:table-cell>
          <table:table-cell office:value-type="string" calcext:value-type="string">
            <text:p> Outros Ativos Circulantes </text:p>
          </table:table-cell>
          <table:table-cell office:value-type="currency" office:currency="BRL" office:value="263025" calcext:value-type="currency">
            <text:p>R$ 263.025,00</text:p>
          </table:table-cell>
          <table:table-cell office:value-type="currency" office:currency="BRL" office:value="225986" calcext:value-type="currency">
            <text:p>R$ 225.986,00</text:p>
          </table:table-cell>
          <table:table-cell/>
          <table:table-cell office:value-type="string" calcext:value-type="string">
            <text:p><text:span text:style-name="T3"> Outros Ativos Circulantes</text:span><text:span text:style-name="T4">/Ativo Circulante</text:span></text:p>
          </table:table-cell>
          <table:table-cell table:formula="of:=[.C14]/[.C6]" office:value-type="percentage" office:value="0.0407426919127557" calcext:value-type="percentage">
            <text:p>4,07%</text:p>
          </table:table-cell>
          <table:table-cell table:formula="of:=[.D14]/[.D6]" office:value-type="percentage" office:value="0.0320260918278947" calcext:value-type="percentage">
            <text:p>3,20%</text:p>
          </table:table-cell>
          <table:table-cell/>
          <table:table-cell table:style-name="ce2" office:value-type="string" calcext:value-type="string">
            <text:p> Outros Ativos Circulantes </text:p>
          </table:table-cell>
          <table:table-cell table:formula="of:=[.C14]/[.D14]" office:value-type="percentage" office:value="1.16389953359943" calcext:value-type="percentage">
            <text:p>116,39%</text:p>
          </table:table-cell>
          <table:table-cell/>
          <table:table-cell table:style-name="ce15" office:value-type="string" calcext:value-type="string">
            <text:p>c. Composição do endividamento </text:p>
          </table:table-cell>
          <table:table-cell office:value-type="string" calcext:value-type="string">
            <text:p>pc/pc+pnc *100</text:p>
          </table:table-cell>
          <table:table-cell table:formula="of:=[.C25]/([.C25]+[.C32])" office:value-type="percentage" office:value="0.35663581286932" calcext:value-type="percentage">
            <text:p>35,66%</text:p>
          </table:table-cell>
          <table:table-cell table:formula="of:=[.D25]/([.D25]+[.D32])" office:value-type="percentage" office:value="0.518813506194983" calcext:value-type="percentage">
            <text:p>51,88%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 1.02 </text:p>
          </table:table-cell>
          <table:table-cell table:style-name="ce4" office:value-type="string" calcext:value-type="string">
            <text:p> Ativo Não Circulante </text:p>
          </table:table-cell>
          <table:table-cell office:value-type="currency" office:currency="BRL" office:value="8923790" calcext:value-type="currency">
            <text:p>R$ 8.923.790,00</text:p>
          </table:table-cell>
          <table:table-cell office:value-type="currency" office:currency="BRL" office:value="7901153" calcext:value-type="currency">
            <text:p>R$ 7.901.153,00</text:p>
          </table:table-cell>
          <table:table-cell/>
          <table:table-cell table:style-name="ce7" office:value-type="string" calcext:value-type="string">
            <text:p>Ativo Não Circulante/Ativo Total</text:p>
          </table:table-cell>
          <table:table-cell table:formula="of:=[.C15]/[.C5]" office:value-type="percentage" office:value="0.580237430889553" calcext:value-type="percentage">
            <text:p>58,02%</text:p>
          </table:table-cell>
          <table:table-cell table:formula="of:=[.D15]/[.D5]" office:value-type="percentage" office:value="0.528241555953811" calcext:value-type="percentage">
            <text:p>52,82%</text:p>
          </table:table-cell>
          <table:table-cell/>
          <table:table-cell table:style-name="ce12" office:value-type="string" calcext:value-type="string">
            <text:p> Ativo Não Circulante </text:p>
          </table:table-cell>
          <table:table-cell table:formula="of:=[.C15]/[.D15]" office:value-type="percentage" office:value="1.12942883146295" calcext:value-type="percentage">
            <text:p>112,94%</text:p>
          </table:table-cell>
          <table:table-cell/>
          <table:table-cell table:style-name="ce15" office:value-type="string" calcext:value-type="string">
            <text:p>d. Imobilização de recursos não correntes </text:p>
          </table:table-cell>
          <table:table-cell office:value-type="string" calcext:value-type="string">
            <text:p>Ativo permanente /(pnc +pl)*100</text:p>
          </table:table-cell>
          <table:table-cell table:formula="of:=([.C17]+[.C18]+[.C19])/([.C32]+[.C39])" office:value-type="percentage" office:value="0.664707267438527" calcext:value-type="percentage">
            <text:p>66,47%</text:p>
          </table:table-cell>
          <table:table-cell table:formula="of:=([.D17]+[.D18]+[.D19])/([.D32]+[.D39])" office:value-type="percentage" office:value="0.839266557511898" calcext:value-type="percentage">
            <text:p>83,93%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 1.02.01 </text:p>
          </table:table-cell>
          <table:table-cell office:value-type="string" calcext:value-type="string">
            <text:p> Ativo Realizável a Longo Prazo </text:p>
          </table:table-cell>
          <table:table-cell office:value-type="currency" office:currency="BRL" office:value="1736531" calcext:value-type="currency">
            <text:p>R$ 1.736.531,00</text:p>
          </table:table-cell>
          <table:table-cell office:value-type="currency" office:currency="BRL" office:value="1148870" calcext:value-type="currency">
            <text:p>R$ 1.148.870,00</text:p>
          </table:table-cell>
          <table:table-cell/>
          <table:table-cell office:value-type="string" calcext:value-type="string">
            <text:p><text:span text:style-name="T3"> Ativo Realizável a Longo Prazo</text:span><text:span text:style-name="T4">/Ativo Não Circulante</text:span></text:p>
          </table:table-cell>
          <table:table-cell table:formula="of:=[.C16]/[.C15]" office:value-type="percentage" office:value="0.19459568187956" calcext:value-type="percentage">
            <text:p>19,46%</text:p>
          </table:table-cell>
          <table:table-cell table:formula="of:=[.D16]/[.D15]" office:value-type="percentage" office:value="0.145405360458151" calcext:value-type="percentage">
            <text:p>14,54%</text:p>
          </table:table-cell>
          <table:table-cell/>
          <table:table-cell table:style-name="ce2" office:value-type="string" calcext:value-type="string">
            <text:p> Ativo Realizável a Longo Prazo </text:p>
          </table:table-cell>
          <table:table-cell table:formula="of:=[.C16]/[.D16]" office:value-type="percentage" office:value="1.5115121815349" calcext:value-type="percentage">
            <text:p>151,15%</text:p>
          </table:table-cell>
          <table:table-cell/>
          <table:table-cell table:style-name="ce15" office:value-type="string" calcext:value-type="string">
            <text:p>e. Imobilização do Patrimônio Líquido </text:p>
          </table:table-cell>
          <table:table-cell office:value-type="string" calcext:value-type="string">
            <text:p>Ativo permanente/pl *100</text:p>
          </table:table-cell>
          <table:table-cell table:formula="of:=([.C17]+[.C18]+[.C19])/([.C39])" office:value-type="percentage" office:value="2.79214226942056" calcext:value-type="percentage">
            <text:p>279,21%</text:p>
          </table:table-cell>
          <table:table-cell table:formula="of:=([.D17]+[.D18]+[.D19])/([.D39])" office:value-type="percentage" office:value="4.1304783740104" calcext:value-type="percentage">
            <text:p>413,05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 1.02.02 </text:p>
          </table:table-cell>
          <table:table-cell office:value-type="string" calcext:value-type="string">
            <text:p> Investimentos </text:p>
          </table:table-cell>
          <table:table-cell table:number-columns-repeated="3"/>
          <table:table-cell office:value-type="string" calcext:value-type="string">
            <text:p><text:span text:style-name="T3"> Investimentos</text:span><text:span text:style-name="T4">/Ativo Não Circulante</text:span></text:p>
          </table:table-cell>
          <table:table-cell table:number-columns-repeated="3"/>
          <table:table-cell table:style-name="ce2" office:value-type="string" calcext:value-type="string">
            <text:p> Investimento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 1.02.03 </text:p>
          </table:table-cell>
          <table:table-cell office:value-type="string" calcext:value-type="string">
            <text:p> Imobilizado </text:p>
          </table:table-cell>
          <table:table-cell office:value-type="currency" office:currency="BRL" office:value="2236714" calcext:value-type="currency">
            <text:p>R$ 2.236.714,00</text:p>
          </table:table-cell>
          <table:table-cell office:value-type="currency" office:currency="BRL" office:value="2276674" calcext:value-type="currency">
            <text:p>R$ 2.276.674,00</text:p>
          </table:table-cell>
          <table:table-cell/>
          <table:table-cell office:value-type="string" calcext:value-type="string">
            <text:p><text:span text:style-name="T3"> Imobilizado</text:span><text:span text:style-name="T4">/Ativo Não Circulante</text:span></text:p>
          </table:table-cell>
          <table:table-cell table:formula="of:=[.C18]/[.C15]" office:value-type="percentage" office:value="0.250646194049838" calcext:value-type="percentage">
            <text:p>25,06%</text:p>
          </table:table-cell>
          <table:table-cell table:formula="of:=[.D18]/[.D15]" office:value-type="percentage" office:value="0.288144527767023" calcext:value-type="percentage">
            <text:p>28,81%</text:p>
          </table:table-cell>
          <table:table-cell/>
          <table:table-cell table:style-name="ce2" office:value-type="string" calcext:value-type="string">
            <text:p> Imobilizado </text:p>
          </table:table-cell>
          <table:table-cell table:formula="of:=[.C18]/[.D18]" office:value-type="percentage" office:value="0.982448079962261" calcext:value-type="percentage">
            <text:p>98,24%</text:p>
          </table:table-cell>
          <table:table-cell/>
          <table:table-cell table:style-name="ce14" office:value-type="string" calcext:value-type="string">
            <text:p>Índices de Rentabilidade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 1.02.04 </text:p>
          </table:table-cell>
          <table:table-cell office:value-type="string" calcext:value-type="string">
            <text:p> Intangível </text:p>
          </table:table-cell>
          <table:table-cell office:value-type="currency" office:currency="BRL" office:value="4950545" calcext:value-type="currency">
            <text:p>R$ 4.950.545,00</text:p>
          </table:table-cell>
          <table:table-cell office:value-type="currency" office:currency="BRL" office:value="4475609" calcext:value-type="currency">
            <text:p>R$ 4.475.609,00</text:p>
          </table:table-cell>
          <table:table-cell/>
          <table:table-cell office:value-type="string" calcext:value-type="string">
            <text:p><text:span text:style-name="T3"> Intangível</text:span><text:span text:style-name="T4">/Ativo Não Circulante</text:span></text:p>
          </table:table-cell>
          <table:table-cell table:formula="of:=[.C19]/[.C15]" office:value-type="percentage" office:value="0.554758124070602" calcext:value-type="percentage">
            <text:p>55,48%</text:p>
          </table:table-cell>
          <table:table-cell table:formula="of:=[.D19]/[.D15]" office:value-type="percentage" office:value="0.566450111774826" calcext:value-type="percentage">
            <text:p>56,65%</text:p>
          </table:table-cell>
          <table:table-cell/>
          <table:table-cell table:style-name="ce2" office:value-type="string" calcext:value-type="string">
            <text:p> Intangível </text:p>
          </table:table-cell>
          <table:table-cell table:formula="of:=[.C19]/[.D19]" office:value-type="percentage" office:value="1.10611650839025" calcext:value-type="percentage">
            <text:p>110,61%</text:p>
          </table:table-cell>
          <table:table-cell/>
          <table:table-cell table:style-name="ce15" office:value-type="string" calcext:value-type="string">
            <text:p>a. Giro do ativo</text:p>
          </table:table-cell>
          <table:table-cell office:value-type="string" calcext:value-type="string">
            <text:p>vendas liq/ativos total</text:p>
          </table:table-cell>
          <table:table-cell table:formula="of:=[.C43]/[.C5]" office:value-type="percentage" office:value="0.871119107588916" calcext:value-type="percentage">
            <text:p>87,11%</text:p>
          </table:table-cell>
          <table:table-cell table:formula="of:=[.F43]/[.D5]" office:value-type="percentage" office:value="0.658715228559498" calcext:value-type="percentage">
            <text:p>65,87%</text:p>
          </table:table-cell>
          <table:table-cell table:number-columns-repeated="11"/>
        </table:table-row>
        <table:table-row table:style-name="ro4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15" office:value-type="string" calcext:value-type="string">
            <text:p>giro do investimento</text:p>
          </table:table-cell>
          <table:table-cell office:value-type="string" calcext:value-type="string">
            <text:p>vendas liq/investimento</text:p>
          </table:table-cell>
          <table:table-cell table:formula="of:=[.C43]/([.C5]-[.C26]-[.C35])" office:value-type="percentage" office:value="1.01409369790415" calcext:value-type="percentage">
            <text:p>101,41%</text:p>
          </table:table-cell>
          <table:table-cell table:formula="of:=[.F43]/([.D5]-[.D26]-[.D35])" office:value-type="percentage" office:value="0.758990642715346" calcext:value-type="percentage">
            <text:p>75,90%</text:p>
          </table:table-cell>
          <table:table-cell table:number-columns-repeated="11"/>
        </table:table-row>
        <table:table-row table:style-name="ro4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31" office:value-type="string" calcext:value-type="string">
            <text:p>giro dos recursos próprios </text:p>
          </table:table-cell>
          <table:table-cell office:value-type="string" calcext:value-type="string">
            <text:p>v liquidas\pl</text:p>
          </table:table-cell>
          <table:table-cell table:formula="of:=[.C43]/[.C39]" office:value-type="percentage" office:value="5.20469623969835" calcext:value-type="percentage">
            <text:p>520,47%</text:p>
          </table:table-cell>
          <table:table-cell table:formula="of:=[.F43]/[.D39]" office:value-type="percentage" office:value="6.02705741442401" calcext:value-type="percentage">
            <text:p>602,71%</text:p>
          </table:table-cell>
          <table:table-cell table:number-columns-repeated="11"/>
        </table:table-row>
        <table:table-row table:style-name="ro4">
          <table:table-cell table:style-name="Default" table:number-columns-repeated="4"/>
          <table:table-cell/>
          <table:table-cell table:style-name="Default" office:value-type="string" calcext:value-type="string">
            <text:p>Análise Vertical</text:p>
          </table:table-cell>
          <table:table-cell table:number-columns-repeated="3"/>
          <table:table-cell office:value-type="string" calcext:value-type="string">
            <text:p>Análise Horizontal (Ano-base:2017)</text:p>
          </table:table-cell>
          <table:table-cell table:style-name="Default"/>
          <table:table-cell/>
          <table:table-cell table:style-name="ce15" office:value-type="string" calcext:value-type="string">
            <text:p>b. Margem líquida</text:p>
          </table:table-cell>
          <table:table-cell office:value-type="string" calcext:value-type="string">
            <text:p>ll\vl *100</text:p>
          </table:table-cell>
          <table:table-cell table:formula="of:=[.C51]/[.C43]" office:value-type="percentage" office:value="0.0409316899023611" calcext:value-type="percentage">
            <text:p>4,09%</text:p>
          </table:table-cell>
          <table:table-cell table:formula="of:=[.F51]/[.F43]" office:value-type="percentage" office:value="0.068027084533511" calcext:value-type="percentage">
            <text:p>6,80%</text:p>
          </table:table-cell>
          <table:table-cell table:number-columns-repeated="11"/>
        </table:table-row>
        <table:table-row table:style-name="ro4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office:value-type="float" office:value="2018" calcext:value-type="float">
            <text:p>2018</text:p>
          </table:table-cell>
          <table:table-cell/>
          <table:table-cell table:style-name="ce31" office:value-type="string" calcext:value-type="string">
            <text:p>margem operacional </text:p>
          </table:table-cell>
          <table:table-cell office:value-type="string" calcext:value-type="string">
            <text:p>l op \v liq *100</text:p>
          </table:table-cell>
          <table:table-cell table:formula="of:=[.C47]/[.C43]" office:value-type="percentage" office:value="0.0938011269185505" calcext:value-type="percentage">
            <text:p>9,38%</text:p>
          </table:table-cell>
          <table:table-cell table:formula="of:=[.F47]/[.F43]" office:value-type="percentage" office:value="0.137895185770247" calcext:value-type="percentage">
            <text:p>13,79%</text:p>
          </table:table-cell>
          <table:table-cell table:number-columns-repeated="11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style-name="ce3" office:value-type="string" calcext:value-type="string">
            <text:p> Passivo Total </text:p>
          </table:table-cell>
          <table:table-cell office:value-type="currency" office:currency="BRL" office:value="15379549" calcext:value-type="currency">
            <text:p>R$ 15.379.549,00</text:p>
          </table:table-cell>
          <table:table-cell office:value-type="currency" office:currency="BRL" office:value="14957462" calcext:value-type="currency">
            <text:p>R$ 14.957.462,00</text:p>
          </table:table-cell>
          <table:table-cell/>
          <table:table-cell table:style-name="Default"/>
          <table:table-cell table:number-columns-repeated="3"/>
          <table:table-cell table:style-name="ce13" office:value-type="string" calcext:value-type="string">
            <text:p> Passivo Total </text:p>
          </table:table-cell>
          <table:table-cell table:formula="of:=[.C24]/[.D24]" office:value-type="percentage" office:value="1.028219159106" calcext:value-type="percentage">
            <text:p>102,82%</text:p>
          </table:table-cell>
          <table:table-cell/>
          <table:table-cell table:style-name="ce15" office:value-type="string" calcext:value-type="string">
            <text:p>c. Rentabilidade do ativo</text:p>
          </table:table-cell>
          <table:table-cell office:value-type="string" calcext:value-type="string">
            <text:p>lop \atotal *100</text:p>
          </table:table-cell>
          <table:table-cell table:formula="of:=[.C47]/[.C5]" office:value-type="percentage" office:value="0.0817119539721223" calcext:value-type="percentage">
            <text:p>8,17%</text:p>
          </table:table-cell>
          <table:table-cell table:formula="of:=[.F47]/[.D5]" office:value-type="percentage" office:value="0.0908336588119027" calcext:value-type="percentage">
            <text:p>9,08%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 2.01 </text:p>
          </table:table-cell>
          <table:table-cell table:style-name="ce4" office:value-type="string" calcext:value-type="string">
            <text:p> Passivo Circulante </text:p>
          </table:table-cell>
          <table:table-cell office:value-type="currency" office:currency="BRL" office:value="4566881" calcext:value-type="currency">
            <text:p>R$ 4.566.881,00</text:p>
          </table:table-cell>
          <table:table-cell office:value-type="currency" office:currency="BRL" office:value="6912005" calcext:value-type="currency">
            <text:p>R$ 6.912.005,00</text:p>
          </table:table-cell>
          <table:table-cell/>
          <table:table-cell table:style-name="ce8" office:value-type="string" calcext:value-type="string">
            <text:p> Passivo Circulante/Passivo Total</text:p>
          </table:table-cell>
          <table:table-cell table:formula="of:=[.C25]/[.C24]" office:value-type="percentage" office:value="0.29694505346028" calcext:value-type="percentage">
            <text:p>29,69%</text:p>
          </table:table-cell>
          <table:table-cell table:formula="of:=[.D25]/[.D24]" office:value-type="percentage" office:value="0.462110817998401" calcext:value-type="percentage">
            <text:p>46,21%</text:p>
          </table:table-cell>
          <table:table-cell/>
          <table:table-cell table:style-name="ce12" office:value-type="string" calcext:value-type="string">
            <text:p> Passivo Circulante </text:p>
          </table:table-cell>
          <table:table-cell table:formula="of:=[.C25]/[.D25]" office:value-type="percentage" office:value="0.660717259319112" calcext:value-type="percentage">
            <text:p>66,07%</text:p>
          </table:table-cell>
          <table:table-cell/>
          <table:table-cell table:style-name="ce15" office:value-type="string" calcext:value-type="string">
            <text:p>rentabilidade do investimento </text:p>
          </table:table-cell>
          <table:table-cell office:value-type="string" calcext:value-type="string">
            <text:p>lop\investimento *100</text:p>
          </table:table-cell>
          <table:table-cell table:formula="of:=[.C47]/([.C5]-[.C26]-[.C35])" office:value-type="percentage" office:value="0.095123131664409" calcext:value-type="percentage">
            <text:p>9,51%</text:p>
          </table:table-cell>
          <table:table-cell table:formula="of:=[.F47]/([.D5]-[.D26]-[.D35])" office:value-type="percentage" office:value="0.104661155675112" calcext:value-type="percentage">
            <text:p>10,47%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 2.01.02 </text:p>
          </table:table-cell>
          <table:table-cell office:value-type="string" calcext:value-type="string">
            <text:p> Fornecedores </text:p>
          </table:table-cell>
          <table:table-cell office:value-type="currency" office:currency="BRL" office:value="1736791" calcext:value-type="currency">
            <text:p>R$ 1.736.791,00</text:p>
          </table:table-cell>
          <table:table-cell office:value-type="currency" office:currency="BRL" office:value="1553763" calcext:value-type="currency">
            <text:p>R$ 1.553.763,00</text:p>
          </table:table-cell>
          <table:table-cell/>
          <table:table-cell office:value-type="string" calcext:value-type="string">
            <text:p> Fornecedores/Passivo Circulante</text:p>
          </table:table-cell>
          <table:table-cell table:formula="of:=[.C26]/[.C25]" office:value-type="percentage" office:value="0.380301347900241" calcext:value-type="percentage">
            <text:p>38,03%</text:p>
          </table:table-cell>
          <table:table-cell table:formula="of:=[.D26]/[.D25]" office:value-type="percentage" office:value="0.224791938084536" calcext:value-type="percentage">
            <text:p>22,48%</text:p>
          </table:table-cell>
          <table:table-cell/>
          <table:table-cell table:style-name="ce2" office:value-type="string" calcext:value-type="string">
            <text:p> Fornecedores </text:p>
          </table:table-cell>
          <table:table-cell table:formula="of:=[.C26]/[.D26]" office:value-type="percentage" office:value="1.11779660089731" calcext:value-type="percentage">
            <text:p>111,78%</text:p>
          </table:table-cell>
          <table:table-cell/>
          <table:table-cell table:style-name="ce15" office:value-type="string" calcext:value-type="string">
            <text:p>d. Rentabilidade do Patrimônio Líquido </text:p>
          </table:table-cell>
          <table:table-cell office:value-type="string" calcext:value-type="string">
            <text:p>ll\pl *100</text:p>
          </table:table-cell>
          <table:table-cell table:formula="of:=[.C51]/[.C39]" office:value-type="percentage" office:value="0.213037012519317" calcext:value-type="percentage">
            <text:p>21,30%</text:p>
          </table:table-cell>
          <table:table-cell table:formula="of:=[.F51]/[.D39]" office:value-type="percentage" office:value="0.410003144219347" calcext:value-type="percentage">
            <text:p>41,00%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 2.01.03 </text:p>
          </table:table-cell>
          <table:table-cell office:value-type="string" calcext:value-type="string">
            <text:p> Obrigações Fiscais </text:p>
          </table:table-cell>
          <table:table-cell office:value-type="currency" office:currency="BRL" office:value="493123" calcext:value-type="currency">
            <text:p>R$ 493.123,00</text:p>
          </table:table-cell>
          <table:table-cell office:value-type="currency" office:currency="BRL" office:value="417792" calcext:value-type="currency">
            <text:p>R$ 417.792,00</text:p>
          </table:table-cell>
          <table:table-cell/>
          <table:table-cell office:value-type="string" calcext:value-type="string">
            <text:p> Obrigações Fiscais/Passivo Circulante</text:p>
          </table:table-cell>
          <table:table-cell table:formula="of:=[.C27]/[.C25]" office:value-type="percentage" office:value="0.107978070810253" calcext:value-type="percentage">
            <text:p>10,80%</text:p>
          </table:table-cell>
          <table:table-cell table:formula="of:=[.D27]/[.D25]" office:value-type="percentage" office:value="0.0604444007201962" calcext:value-type="percentage">
            <text:p>6,04%</text:p>
          </table:table-cell>
          <table:table-cell/>
          <table:table-cell table:style-name="ce2" office:value-type="string" calcext:value-type="string">
            <text:p> Obrigações Fiscais </text:p>
          </table:table-cell>
          <table:table-cell table:formula="of:=[.C27]/[.D27]" office:value-type="percentage" office:value="1.18030742570466" calcext:value-type="percentage">
            <text:p>118,03%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 2.01.04 </text:p>
          </table:table-cell>
          <table:table-cell office:value-type="string" calcext:value-type="string">
            <text:p> Empréstimos e Financiamentos </text:p>
          </table:table-cell>
          <table:table-cell office:value-type="currency" office:currency="BRL" office:value="1181859" calcext:value-type="currency">
            <text:p>R$ 1.181.859,00</text:p>
          </table:table-cell>
          <table:table-cell office:value-type="currency" office:currency="BRL" office:value="4076669" calcext:value-type="currency">
            <text:p>R$ 4.076.669,00</text:p>
          </table:table-cell>
          <table:table-cell/>
          <table:table-cell office:value-type="string" calcext:value-type="string">
            <text:p> Empréstimos e Financiamentos /Passivo Circulante</text:p>
          </table:table-cell>
          <table:table-cell table:formula="of:=[.C28]/[.C25]" office:value-type="percentage" office:value="0.258789094789201" calcext:value-type="percentage">
            <text:p>25,88%</text:p>
          </table:table-cell>
          <table:table-cell table:formula="of:=[.D28]/[.D25]" office:value-type="percentage" office:value="0.589795435622515" calcext:value-type="percentage">
            <text:p>58,98%</text:p>
          </table:table-cell>
          <table:table-cell/>
          <table:table-cell table:style-name="ce2" office:value-type="string" calcext:value-type="string">
            <text:p> Empréstimos e Financiamentos </text:p>
          </table:table-cell>
          <table:table-cell table:formula="of:=[.C28]/[.D28]" office:value-type="percentage" office:value="0.289908010682251" calcext:value-type="percentage">
            <text:p>28,99%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 2.01.05 </text:p>
          </table:table-cell>
          <table:table-cell office:value-type="string" calcext:value-type="string">
            <text:p> Outras Obrigações </text:p>
          </table:table-cell>
          <table:table-cell office:value-type="currency" office:currency="BRL" office:value="560338" calcext:value-type="currency">
            <text:p>R$ 560.338,00</text:p>
          </table:table-cell>
          <table:table-cell office:value-type="currency" office:currency="BRL" office:value="480396" calcext:value-type="currency">
            <text:p>R$ 480.396,00</text:p>
          </table:table-cell>
          <table:table-cell/>
          <table:table-cell office:value-type="string" calcext:value-type="string">
            <text:p> Outras Obrigações /Passivo Circulante</text:p>
          </table:table-cell>
          <table:table-cell table:formula="of:=[.C29]/[.C25]" office:value-type="percentage" office:value="0.122695993173459" calcext:value-type="percentage">
            <text:p>12,27%</text:p>
          </table:table-cell>
          <table:table-cell table:formula="of:=[.D29]/[.D25]" office:value-type="percentage" office:value="0.0695016858350073" calcext:value-type="percentage">
            <text:p>6,95%</text:p>
          </table:table-cell>
          <table:table-cell/>
          <table:table-cell table:style-name="ce2" office:value-type="string" calcext:value-type="string">
            <text:p> Outras Obrigações </text:p>
          </table:table-cell>
          <table:table-cell table:formula="of:=[.C29]/[.D29]" office:value-type="percentage" office:value="1.16640854628265" calcext:value-type="percentage">
            <text:p>116,64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2.01.06 </text:p>
          </table:table-cell>
          <table:table-cell office:value-type="string" calcext:value-type="string">
            <text:p> Provisões </text:p>
          </table:table-cell>
          <table:table-cell office:value-type="currency" office:currency="BRL" office:value="20389" calcext:value-type="currency">
            <text:p>R$ 20.389,00</text:p>
          </table:table-cell>
          <table:table-cell office:value-type="currency" office:currency="BRL" office:value="17357" calcext:value-type="currency">
            <text:p>R$ 17.357,00</text:p>
          </table:table-cell>
          <table:table-cell/>
          <table:table-cell office:value-type="string" calcext:value-type="string">
            <text:p> Provisões /Passivo Circulante</text:p>
          </table:table-cell>
          <table:table-cell table:formula="of:=[.C30]/[.C25]" office:value-type="percentage" office:value="0.00446453498569374" calcext:value-type="percentage">
            <text:p>0,45%</text:p>
          </table:table-cell>
          <table:table-cell table:formula="of:=[.D30]/[.D25]" office:value-type="percentage" office:value="0.00251113822979005" calcext:value-type="percentage">
            <text:p>0,25%</text:p>
          </table:table-cell>
          <table:table-cell/>
          <table:table-cell table:style-name="ce2" office:value-type="string" calcext:value-type="string">
            <text:p> Provisões </text:p>
          </table:table-cell>
          <table:table-cell table:formula="of:=[.C30]/[.D30]" office:value-type="percentage" office:value="1.17468456530506" calcext:value-type="percentage">
            <text:p>117,47%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 2.01.07 </text:p>
          </table:table-cell>
          <table:table-cell office:value-type="string" calcext:value-type="string">
            <text:p> Passivos sobre Ativos Não-Correntes a Venda e Descontinuados </text:p>
          </table:table-cell>
          <table:table-cell table:number-columns-repeated="2" office:value-type="string" calcext:value-type="string">
            <text:p> </text:p>
          </table:table-cell>
          <table:table-cell/>
          <table:table-cell office:value-type="string" calcext:value-type="string">
            <text:p> Passivos sobre Ativos Não-Correntes a Venda e Descontinuados /Passivo Circulante</text:p>
          </table:table-cell>
          <table:table-cell table:number-columns-repeated="3"/>
          <table:table-cell table:style-name="ce2" office:value-type="string" calcext:value-type="string">
            <text:p> Passivos sobre Ativos Não-Correntes a Venda e Descontinuados 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 2.02 </text:p>
          </table:table-cell>
          <table:table-cell table:style-name="ce4" office:value-type="string" calcext:value-type="string">
            <text:p> Passivo Não Circulante </text:p>
          </table:table-cell>
          <table:table-cell office:value-type="currency" office:currency="BRL" office:value="8238566" calcext:value-type="currency">
            <text:p>R$ 8.238.566,00</text:p>
          </table:table-cell>
          <table:table-cell office:value-type="currency" office:currency="BRL" office:value="6410711" calcext:value-type="currency">
            <text:p>R$ 6.410.711,00</text:p>
          </table:table-cell>
          <table:table-cell/>
          <table:table-cell table:style-name="ce8" office:value-type="string" calcext:value-type="string">
            <text:p> Passivo Não Circulante /Passivo Total</text:p>
          </table:table-cell>
          <table:table-cell table:formula="of:=[.C32]/[.C24]" office:value-type="percentage" office:value="0.535683198512518" calcext:value-type="percentage">
            <text:p>53,57%</text:p>
          </table:table-cell>
          <table:table-cell table:formula="of:=[.D32]/[.D24]" office:value-type="percentage" office:value="0.428596174939305" calcext:value-type="percentage">
            <text:p>42,86%</text:p>
          </table:table-cell>
          <table:table-cell/>
          <table:table-cell table:style-name="ce12" office:value-type="string" calcext:value-type="string">
            <text:p> Passivo Não Circulante </text:p>
          </table:table-cell>
          <table:table-cell table:formula="of:=[.C32]/[.D32]" office:value-type="percentage" office:value="1.28512516006415" calcext:value-type="percentage">
            <text:p>128,51%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 2.02.01 </text:p>
          </table:table-cell>
          <table:table-cell office:value-type="string" calcext:value-type="string">
            <text:p> Empréstimos e Financiamentos </text:p>
          </table:table-cell>
          <table:table-cell office:value-type="currency" office:currency="BRL" office:value="7258521" calcext:value-type="currency">
            <text:p>R$ 7.258.521,00</text:p>
          </table:table-cell>
          <table:table-cell office:value-type="currency" office:currency="BRL" office:value="5255231" calcext:value-type="currency">
            <text:p>R$ 5.255.231,00</text:p>
          </table:table-cell>
          <table:table-cell/>
          <table:table-cell office:value-type="string" calcext:value-type="string">
            <text:p> Empréstimos e Financiamentos /Passivo Circulante</text:p>
          </table:table-cell>
          <table:table-cell table:formula="of:=[.C33]/[.C32]" office:value-type="percentage" office:value="0.881041797808017" calcext:value-type="percentage">
            <text:p>88,10%</text:p>
          </table:table-cell>
          <table:table-cell table:formula="of:=[.D33]/[.D32]" office:value-type="percentage" office:value="0.819757902048618" calcext:value-type="percentage">
            <text:p>81,98%</text:p>
          </table:table-cell>
          <table:table-cell/>
          <table:table-cell table:style-name="ce2" office:value-type="string" calcext:value-type="string">
            <text:p> Empréstimos e Financiamentos </text:p>
          </table:table-cell>
          <table:table-cell table:formula="of:=[.C33]/[.D33]" office:value-type="percentage" office:value="1.38119922796924" calcext:value-type="percentage">
            <text:p>138,12%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 2.02.02 </text:p>
          </table:table-cell>
          <table:table-cell office:value-type="string" calcext:value-type="string">
            <text:p> Outras Obrigações </text:p>
          </table:table-cell>
          <table:table-cell office:value-type="currency" office:currency="BRL" office:value="165326" calcext:value-type="currency">
            <text:p>R$ 165.326,00</text:p>
          </table:table-cell>
          <table:table-cell office:value-type="currency" office:currency="BRL" office:value="195127" calcext:value-type="currency">
            <text:p>R$ 195.127,00</text:p>
          </table:table-cell>
          <table:table-cell/>
          <table:table-cell office:value-type="string" calcext:value-type="string">
            <text:p> Outras Obrigações /Passivo Circulante</text:p>
          </table:table-cell>
          <table:table-cell table:formula="of:=[.C34]/[.C32]" office:value-type="percentage" office:value="0.0200673272508832" calcext:value-type="percentage">
            <text:p>2,01%</text:p>
          </table:table-cell>
          <table:table-cell table:formula="of:=[.D34]/[.D32]" office:value-type="percentage" office:value="0.0304376534833656" calcext:value-type="percentage">
            <text:p>3,04%</text:p>
          </table:table-cell>
          <table:table-cell/>
          <table:table-cell table:style-name="ce2" office:value-type="string" calcext:value-type="string">
            <text:p> Outras Obrigações </text:p>
          </table:table-cell>
          <table:table-cell table:formula="of:=[.C34]/[.D34]" office:value-type="percentage" office:value="0.847273826789732" calcext:value-type="percentage">
            <text:p>84,73%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 2.02.03 </text:p>
          </table:table-cell>
          <table:table-cell office:value-type="string" calcext:value-type="string">
            <text:p> Tributos Diferidos </text:p>
          </table:table-cell>
          <table:table-cell office:value-type="currency" office:currency="BRL" office:value="431534" calcext:value-type="currency">
            <text:p>R$ 431.534,00</text:p>
          </table:table-cell>
          <table:table-cell office:value-type="currency" office:currency="BRL" office:value="422369" calcext:value-type="currency">
            <text:p>R$ 422.369,00</text:p>
          </table:table-cell>
          <table:table-cell/>
          <table:table-cell office:value-type="string" calcext:value-type="string">
            <text:p> Tributos Diferidos /Passivo Circulante</text:p>
          </table:table-cell>
          <table:table-cell table:formula="of:=[.C35]/[.C32]" office:value-type="percentage" office:value="0.0523797466695054" calcext:value-type="percentage">
            <text:p>5,24%</text:p>
          </table:table-cell>
          <table:table-cell table:formula="of:=[.D35]/[.D32]" office:value-type="percentage" office:value="0.0658848917070197" calcext:value-type="percentage">
            <text:p>6,59%</text:p>
          </table:table-cell>
          <table:table-cell/>
          <table:table-cell table:style-name="ce2" office:value-type="string" calcext:value-type="string">
            <text:p> Tributos Diferidos </text:p>
          </table:table-cell>
          <table:table-cell table:formula="of:=[.C35]/[.D35]" office:value-type="percentage" office:value="1.02169903567733" calcext:value-type="percentage">
            <text:p>102,17%</text:p>
          </table:table-cell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 2.02.04 </text:p>
          </table:table-cell>
          <table:table-cell office:value-type="string" calcext:value-type="string">
            <text:p> Provisões </text:p>
          </table:table-cell>
          <table:table-cell office:value-type="currency" office:currency="BRL" office:value="383185" calcext:value-type="currency">
            <text:p>R$ 383.185,00</text:p>
          </table:table-cell>
          <table:table-cell office:value-type="currency" office:currency="BRL" office:value="537984" calcext:value-type="currency">
            <text:p>R$ 537.984,00</text:p>
          </table:table-cell>
          <table:table-cell/>
          <table:table-cell office:value-type="string" calcext:value-type="string">
            <text:p> Provisões /Passivo Circulante</text:p>
          </table:table-cell>
          <table:table-cell table:formula="of:=[.C36]/[.C32]" office:value-type="percentage" office:value="0.0465111282715948" calcext:value-type="percentage">
            <text:p>4,65%</text:p>
          </table:table-cell>
          <table:table-cell table:formula="of:=[.D36]/[.D32]" office:value-type="percentage" office:value="0.0839195527609964" calcext:value-type="percentage">
            <text:p>8,39%</text:p>
          </table:table-cell>
          <table:table-cell/>
          <table:table-cell table:style-name="ce2" office:value-type="string" calcext:value-type="string">
            <text:p> Provisões </text:p>
          </table:table-cell>
          <table:table-cell table:formula="of:=[.C36]/[.D36]" office:value-type="percentage" office:value="0.712260959433738" calcext:value-type="percentage">
            <text:p>71,23%</text:p>
          </table:table-cell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6">
          <table:table-cell office:value-type="string" calcext:value-type="string">
            <text:p> 2.02.05 </text:p>
          </table:table-cell>
          <table:table-cell office:value-type="string" calcext:value-type="string">
            <text:p> Passivos sobre Ativos Não-Correntes a Venda e Descontinuados </text:p>
          </table:table-cell>
          <table:table-cell table:number-columns-repeated="2" office:value-type="string" calcext:value-type="string">
            <text:p> </text:p>
          </table:table-cell>
          <table:table-cell/>
          <table:table-cell office:value-type="string" calcext:value-type="string">
            <text:p> Passivos sobre Ativos Não-Correntes a Venda e Descontinuados /Passivo Circulante</text:p>
          </table:table-cell>
          <table:table-cell table:number-columns-repeated="3"/>
          <table:table-cell table:style-name="ce2" office:value-type="string" calcext:value-type="string">
            <text:p> Passivos sobre Ativos Não-Correntes a Venda e Descontinuados </text:p>
          </table:table-cell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3">
          <table:table-cell office:value-type="string" calcext:value-type="string">
            <text:p> 2.02.06 </text:p>
          </table:table-cell>
          <table:table-cell office:value-type="string" calcext:value-type="string">
            <text:p> Lucros e Receitas a Apropriar </text:p>
          </table:table-cell>
          <table:table-cell table:number-columns-repeated="2" office:value-type="string" calcext:value-type="string">
            <text:p> </text:p>
          </table:table-cell>
          <table:table-cell/>
          <table:table-cell office:value-type="string" calcext:value-type="string">
            <text:p> Lucros e Receitas a Apropriar /Passivo Circulante</text:p>
          </table:table-cell>
          <table:table-cell table:number-columns-repeated="3"/>
          <table:table-cell table:style-name="ce2" office:value-type="string" calcext:value-type="string">
            <text:p> Lucros e Receitas a Apropriar </text:p>
          </table:table-cell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3">
          <table:table-cell office:value-type="string" calcext:value-type="string">
            <text:p> 2.03 </text:p>
          </table:table-cell>
          <table:table-cell table:style-name="ce3" office:value-type="string" calcext:value-type="string">
            <text:p> Patrimônio Líquido Consolidado </text:p>
          </table:table-cell>
          <table:table-cell office:value-type="currency" office:currency="BRL" office:value="2574102" calcext:value-type="currency">
            <text:p>R$ 2.574.102,00</text:p>
          </table:table-cell>
          <table:table-cell office:value-type="currency" office:currency="BRL" office:value="1634746" calcext:value-type="currency">
            <text:p>R$ 1.634.746,00</text:p>
          </table:table-cell>
          <table:table-cell/>
          <table:table-cell table:style-name="ce8" office:value-type="string" calcext:value-type="string">
            <text:p> Patrimônio Líquido Consolidado /Passivo Total</text:p>
          </table:table-cell>
          <table:table-cell table:formula="of:=[.C39]/[.C24]" office:value-type="percentage" office:value="0.167371748027202" calcext:value-type="percentage">
            <text:p>16,74%</text:p>
          </table:table-cell>
          <table:table-cell table:formula="of:=[.D39]/[.D24]" office:value-type="percentage" office:value="0.109293007062294" calcext:value-type="percentage">
            <text:p>10,93%</text:p>
          </table:table-cell>
          <table:table-cell/>
          <table:table-cell table:style-name="ce12" office:value-type="string" calcext:value-type="string">
            <text:p> Patrimônio Líquido Consolidado </text:p>
          </table:table-cell>
          <table:table-cell table:formula="of:=[.C39]/[.D39]" office:value-type="percentage" office:value="1.57461893162608" calcext:value-type="percentage">
            <text:p>157,46%</text:p>
          </table:table-cell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>
            <text:p>DRE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3">
          <table:table-cell office:value-type="string" calcext:value-type="string">
            <text:p>Conta </text:p>
          </table:table-cell>
          <table:table-cell office:value-type="string" calcext:value-type="string">
            <text:p> Descrição </text:p>
          </table:table-cell>
          <table:table-cell table:style-name="ce2" office:value-type="string" calcext:value-type="string">
            <text:p>01/01/2018 </text:p>
            <text:p> a </text:p>
            <text:p> 31/12/2018 </text:p>
          </table:table-cell>
          <table:table-cell table:style-name="Default" office:value-type="string" calcext:value-type="string">
            <text:p>AV 2018</text:p>
          </table:table-cell>
          <table:table-cell office:value-type="string" calcext:value-type="string">
            <text:p>AH 18/17</text:p>
          </table:table-cell>
          <table:table-cell office:value-type="string" calcext:value-type="string">
            <text:p>01/01/2017 </text:p>
            <text:p> a </text:p>
            <text:p> 31/12/2017 </text:p>
          </table:table-cell>
          <table:table-cell table:style-name="Default" office:value-type="string" calcext:value-type="string">
            <text:p>AV 2017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3">
          <table:table-cell office:value-type="string" calcext:value-type="string">
            <text:p> 3.01 </text:p>
          </table:table-cell>
          <table:table-cell office:value-type="string" calcext:value-type="string">
            <text:p> Receita de Venda de Bens e/ou Serviços </text:p>
          </table:table-cell>
          <table:table-cell office:value-type="currency" office:currency="BRL" office:value="13397419" calcext:value-type="currency">
            <text:p>R$ 13.397.419,00</text:p>
          </table:table-cell>
          <table:table-cell table:style-name="ce10" table:formula="of:=[.C43]/[.C43]" office:value-type="percentage" office:value="1" calcext:value-type="percentage">
            <text:p>100,00%</text:p>
          </table:table-cell>
          <table:table-cell table:style-name="ce10" table:formula="of:=([.C43]/[.F43])-1" office:value-type="percentage" office:value="0.359770227636909" calcext:value-type="percentage">
            <text:p>35,98%</text:p>
          </table:table-cell>
          <table:table-cell table:style-name="ce6" office:value-type="currency" office:currency="BRL" office:value="9852708" calcext:value-type="currency">
            <text:p>R$ 9.852.708,00</text:p>
          </table:table-cell>
          <table:table-cell table:formula="of:=[.F43]/[.F43]" office:value-type="percentage" office:value="1" calcext:value-type="percentage">
            <text:p>100,00%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5">
          <table:table-cell office:value-type="string" calcext:value-type="string">
            <text:p> 3.02 </text:p>
          </table:table-cell>
          <table:table-cell office:value-type="string" calcext:value-type="string">
            <text:p> Custo dos Bens e/ou Serviços Vendidos </text:p>
          </table:table-cell>
          <table:table-cell office:value-type="currency" office:currency="BRL" office:value="-3782843" calcext:value-type="currency">
            <text:p>-R$ 3.782.843,00</text:p>
          </table:table-cell>
          <table:table-cell table:style-name="ce10" table:formula="of:=[.C44]/[.C43]" office:value-type="percentage" office:value="-0.28235610157449" calcext:value-type="percentage">
            <text:p>-28,24%</text:p>
          </table:table-cell>
          <table:table-cell table:style-name="ce10" table:formula="of:=([.C44]/[.F44])-1" office:value-type="percentage" office:value="0.29946511205303" calcext:value-type="percentage">
            <text:p>29,95%</text:p>
          </table:table-cell>
          <table:table-cell table:style-name="ce6" office:value-type="currency" office:currency="BRL" office:value="-2911077" calcext:value-type="currency">
            <text:p>-R$ 2.911.077,00</text:p>
          </table:table-cell>
          <table:table-cell table:formula="of:=[.F44]/[.F43]" office:value-type="percentage" office:value="-0.295459583294258" calcext:value-type="percentage">
            <text:p>-29,55%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20" office:value-type="string" calcext:value-type="string">
            <text:p> 3.03 </text:p>
          </table:table-cell>
          <table:table-cell table:style-name="ce20" office:value-type="string" calcext:value-type="string">
            <text:p> Resultado Bruto </text:p>
          </table:table-cell>
          <table:table-cell table:style-name="ce29" office:value-type="currency" office:currency="BRL" office:value="9614576" calcext:value-type="currency">
            <text:p>R$ 9.614.576,00</text:p>
          </table:table-cell>
          <table:table-cell table:style-name="ce32" table:formula="of:=[.C45]/[.C43]" office:value-type="percentage" office:value="0.71764389842551" calcext:value-type="percentage">
            <text:p>71,76%</text:p>
          </table:table-cell>
          <table:table-cell table:style-name="ce32" table:formula="of:=([.C45]/[.F45])-1" office:value-type="percentage" office:value="0.38506008170126" calcext:value-type="percentage">
            <text:p>38,51%</text:p>
          </table:table-cell>
          <table:table-cell table:style-name="ce29" office:value-type="currency" office:currency="BRL" office:value="6941631" calcext:value-type="currency">
            <text:p>R$ 6.941.631,00</text:p>
          </table:table-cell>
          <table:table-cell table:style-name="ce32" table:formula="of:=[.F45]/[.F43]" office:value-type="percentage" office:value="0.704540416705742" calcext:value-type="percentage">
            <text:p>70,45%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3">
          <table:table-cell office:value-type="string" calcext:value-type="string">
            <text:p> 3.04 </text:p>
          </table:table-cell>
          <table:table-cell office:value-type="string" calcext:value-type="string">
            <text:p> Despesas/Receitas Operacionais </text:p>
          </table:table-cell>
          <table:table-cell office:value-type="currency" office:currency="BRL" office:value="-8357883" calcext:value-type="currency">
            <text:p>-R$ 8.357.883,00</text:p>
          </table:table-cell>
          <table:table-cell table:style-name="ce10" table:formula="of:=[.C46]/[.C43]" office:value-type="percentage" office:value="-0.62384277150696" calcext:value-type="percentage">
            <text:p>-62,38%</text:p>
          </table:table-cell>
          <table:table-cell table:style-name="ce10" table:formula="of:=([.C46]/[.F46])-1" office:value-type="percentage" office:value="0.497026324603841" calcext:value-type="percentage">
            <text:p>49,70%</text:p>
          </table:table-cell>
          <table:table-cell table:style-name="ce6" office:value-type="currency" office:currency="BRL" office:value="-5582990" calcext:value-type="currency">
            <text:p>-R$ 5.582.990,00</text:p>
          </table:table-cell>
          <table:table-cell table:formula="of:=[.F46]/[.F43]" office:value-type="percentage" office:value="-0.566645230935495" calcext:value-type="percentage">
            <text:p>-56,66%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7">
          <table:table-cell table:style-name="ce20" office:value-type="string" calcext:value-type="string">
            <text:p> 3.05 </text:p>
          </table:table-cell>
          <table:table-cell table:style-name="ce20" office:value-type="string" calcext:value-type="string">
            <text:p> Resultado Antes do Resultado Financeiro e dos Tributos </text:p>
          </table:table-cell>
          <table:table-cell table:style-name="ce29" office:value-type="currency" office:currency="BRL" office:value="1256693" calcext:value-type="currency">
            <text:p>R$ 1.256.693,00</text:p>
          </table:table-cell>
          <table:table-cell table:style-name="ce32" table:formula="of:=[.C47]/[.C43]" office:value-type="percentage" office:value="0.0938011269185505" calcext:value-type="percentage">
            <text:p>9,38%</text:p>
          </table:table-cell>
          <table:table-cell table:style-name="ce32" table:formula="of:=([.C47]/[.F47])-1" office:value-type="percentage" office:value="-0.0750367462780823" calcext:value-type="percentage">
            <text:p>-7,50%</text:p>
          </table:table-cell>
          <table:table-cell table:style-name="ce29" office:value-type="currency" office:currency="BRL" office:value="1358641" calcext:value-type="currency">
            <text:p>R$ 1.358.641,00</text:p>
          </table:table-cell>
          <table:table-cell table:style-name="ce32" table:formula="of:=[.F47]/[.F43]" office:value-type="percentage" office:value="0.137895185770247" calcext:value-type="percentage">
            <text:p>13,79%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 3.06 </text:p>
          </table:table-cell>
          <table:table-cell office:value-type="string" calcext:value-type="string">
            <text:p> Resultado Financeiro </text:p>
          </table:table-cell>
          <table:table-cell office:value-type="currency" office:currency="BRL" office:value="-583288" calcext:value-type="currency">
            <text:p>-R$ 583.288,00</text:p>
          </table:table-cell>
          <table:table-cell table:style-name="ce10" table:formula="of:=[.C48]/[.C43]" office:value-type="percentage" office:value="-0.0435373410356129" calcext:value-type="percentage">
            <text:p>-4,35%</text:p>
          </table:table-cell>
          <table:table-cell table:style-name="ce10" table:formula="of:=([.C48]/[.F48])-1" office:value-type="percentage" office:value="0.505457492469977" calcext:value-type="percentage">
            <text:p>50,55%</text:p>
          </table:table-cell>
          <table:table-cell table:style-name="ce6" office:value-type="currency" office:currency="BRL" office:value="-387449" calcext:value-type="currency">
            <text:p>-R$ 387.449,00</text:p>
          </table:table-cell>
          <table:table-cell table:formula="of:=[.F48]/[.F43]" office:value-type="percentage" office:value="-0.0393241127210915" calcext:value-type="percentage">
            <text:p>-3,93%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20" office:value-type="string" calcext:value-type="string">
            <text:p> 3.07 </text:p>
          </table:table-cell>
          <table:table-cell table:style-name="ce20" office:value-type="string" calcext:value-type="string">
            <text:p> Resultado Antes dos Tributos sobre o Lucro </text:p>
          </table:table-cell>
          <table:table-cell table:style-name="ce29" office:value-type="currency" office:currency="BRL" office:value="673405" calcext:value-type="currency">
            <text:p>R$ 673.405,00</text:p>
          </table:table-cell>
          <table:table-cell table:style-name="ce32" table:formula="of:=[.C49]/[.C43]" office:value-type="percentage" office:value="0.0502637858829376" calcext:value-type="percentage">
            <text:p>5,03%</text:p>
          </table:table-cell>
          <table:table-cell table:style-name="ce32" table:formula="of:=([.C49]/[.F49])-1" office:value-type="percentage" office:value="-0.306620112192028" calcext:value-type="percentage">
            <text:p>-30,66%</text:p>
          </table:table-cell>
          <table:table-cell table:style-name="ce29" office:value-type="currency" office:currency="BRL" office:value="971192" calcext:value-type="currency">
            <text:p>R$ 971.192,00</text:p>
          </table:table-cell>
          <table:table-cell table:style-name="ce32" table:formula="of:=[.F49]/[.F43]" office:value-type="percentage" office:value="0.0985710730491556" calcext:value-type="percentage">
            <text:p>9,86%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7">
          <table:table-cell office:value-type="string" calcext:value-type="string">
            <text:p> 3.08 </text:p>
          </table:table-cell>
          <table:table-cell office:value-type="string" calcext:value-type="string">
            <text:p> Imposto de Renda e Contribuição Social sobre o Lucro </text:p>
          </table:table-cell>
          <table:table-cell office:value-type="currency" office:currency="BRL" office:value="-125026" calcext:value-type="currency">
            <text:p>-R$ 125.026,00</text:p>
          </table:table-cell>
          <table:table-cell table:style-name="ce10" table:formula="of:=[.C50]/[.C43]" office:value-type="percentage" office:value="-0.00933209598057656" calcext:value-type="percentage">
            <text:p>-0,93%</text:p>
          </table:table-cell>
          <table:table-cell table:style-name="ce10" table:formula="of:=([.C50]/[.F50])-1" office:value-type="percentage" office:value="-0.58454979547486" calcext:value-type="percentage">
            <text:p>-58,45%</text:p>
          </table:table-cell>
          <table:table-cell table:style-name="ce6" office:value-type="currency" office:currency="BRL" office:value="-300941" calcext:value-type="currency">
            <text:p>-R$ 300.941,00</text:p>
          </table:table-cell>
          <table:table-cell table:formula="of:=[.F50]/[.F43]" office:value-type="percentage" office:value="-0.0305439885156446" calcext:value-type="percentage">
            <text:p>-3,05%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20" office:value-type="string" calcext:value-type="string">
            <text:p> 3.09 </text:p>
          </table:table-cell>
          <table:table-cell table:style-name="ce20" office:value-type="string" calcext:value-type="string">
            <text:p> Resultado Líquido das Operações Continuadas </text:p>
          </table:table-cell>
          <table:table-cell table:style-name="ce29" office:value-type="currency" office:currency="BRL" office:value="548379" calcext:value-type="currency">
            <text:p>R$ 548.379,00</text:p>
          </table:table-cell>
          <table:table-cell table:style-name="ce32" table:formula="of:=[.C51]/[.C43]" office:value-type="percentage" office:value="0.0409316899023611" calcext:value-type="percentage">
            <text:p>4,09%</text:p>
          </table:table-cell>
          <table:table-cell table:style-name="ce32" table:formula="of:=([.C51]/[.F51])-1" office:value-type="percentage" office:value="-0.181830388914004" calcext:value-type="percentage">
            <text:p>-18,18%</text:p>
          </table:table-cell>
          <table:table-cell table:style-name="ce29" office:value-type="currency" office:currency="BRL" office:value="670251" calcext:value-type="currency">
            <text:p>R$ 670.251,00</text:p>
          </table:table-cell>
          <table:table-cell table:style-name="ce32" table:formula="of:=[.F51]/[.F43]" office:value-type="percentage" office:value="0.068027084533511" calcext:value-type="percentage">
            <text:p>6,80%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7">
          <table:table-cell office:value-type="string" calcext:value-type="string">
            <text:p> 3.10 </text:p>
          </table:table-cell>
          <table:table-cell office:value-type="string" calcext:value-type="string">
            <text:p> Resultado Líquido de Operações Descontinuadas </text:p>
          </table:table-cell>
          <table:table-cell office:value-type="currency" office:currency="BRL" office:value="0" calcext:value-type="currency">
            <text:p>R$ 0,00</text:p>
          </table:table-cell>
          <table:table-cell table:style-name="ce10" table:formula="of:=[.C52]/[.C43]" office:value-type="percentage" office:value="0" calcext:value-type="percentage">
            <text:p>0,00%</text:p>
          </table:table-cell>
          <table:table-cell table:style-name="ce10" office:value-type="string" calcext:value-type="string">
            <text:p>-</text:p>
          </table:table-cell>
          <table:table-cell table:style-name="ce6" office:value-type="currency" office:currency="BRL" office:value="0" calcext:value-type="currency">
            <text:p>R$ 0,00</text:p>
          </table:table-cell>
          <table:table-cell table:formula="of:=[.F52]/[.F43]" office:value-type="percentage" office:value="0" calcext:value-type="percentage">
            <text:p>0,00%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5">
          <table:table-cell office:value-type="string" calcext:value-type="string">
            <text:p> 3.11 </text:p>
          </table:table-cell>
          <table:table-cell office:value-type="string" calcext:value-type="string">
            <text:p> Lucro/Prejuízo Consolidado do Período </text:p>
          </table:table-cell>
          <table:table-cell office:value-type="currency" office:currency="BRL" office:value="548379" calcext:value-type="currency">
            <text:p>R$ 548.379,00</text:p>
          </table:table-cell>
          <table:table-cell table:style-name="ce10" table:formula="of:=[.C53]/[.C43]" office:value-type="percentage" office:value="0.0409316899023611" calcext:value-type="percentage">
            <text:p>4,09%</text:p>
          </table:table-cell>
          <table:table-cell table:style-name="ce10" table:formula="of:=([.C53]/[.F53])-1" office:value-type="percentage" office:value="-0.181830388914004" calcext:value-type="percentage">
            <text:p>-18,18%</text:p>
          </table:table-cell>
          <table:table-cell table:style-name="ce6" office:value-type="currency" office:currency="BRL" office:value="670251" calcext:value-type="currency">
            <text:p>R$ 670.251,00</text:p>
          </table:table-cell>
          <table:table-cell table:formula="of:=[.F53]/[.F43]" office:value-type="percentage" office:value="0.068027084533511" calcext:value-type="percentage">
            <text:p>6,80%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1" office:value-type="string" calcext:value-type="string">
            <text:p>Observações:</text:p>
          </table:table-cell>
          <table:table-cell table:style-name="ce24" table:number-columns-repeated="14"/>
          <table:table-cell table:style-name="ce42"/>
          <table:table-cell table:style-name="ce25" table:number-columns-repeated="11"/>
        </table:table-row>
        <table:table-row table:style-name="ro8">
          <table:table-cell table:style-name="ce22" office:value-type="float" office:value="1" calcext:value-type="float">
            <text:p>1</text:p>
          </table:table-cell>
          <table:table-cell table:style-name="Default" office:value-type="string" calcext:value-type="string">
            <text:p>Para se calcular o Lucro Líquido de Vendas, considerou-se a linha “Receita de Vendas”, da DRE, uma vez que na DRE extraída do site da CVM não consta linhas diferentes que especifiquem uma Receita Bruta de Vendas, a ser decrementada para se obter a Receita Líquida de Vendas (assume-se que as 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3"/>
          <table:table-cell table:number-columns-repeated="10"/>
          <table:table-cell table:style-name="ce25"/>
        </table:table-row>
        <table:table-row table:style-name="ro8">
          <table:table-cell table:style-name="ce22"/>
          <table:table-cell table:style-name="Default" office:value-type="string" calcext:value-type="string">
            <text:p>deduções já foram feitas para a inserção da receita de vendas, na DRE).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3"/>
          <table:table-cell table:number-columns-repeated="10"/>
          <table:table-cell table:style-name="ce25"/>
        </table:table-row>
        <table:table-row table:style-name="ro9">
          <table:table-cell table:style-name="ce22" office:value-type="float" office:value="2" calcext:value-type="float">
            <text:p>2</text:p>
          </table:table-cell>
          <table:table-cell table:style-name="Default" office:value-type="string" calcext:value-type="string">
            <text:p><text:span text:style-name="T1">Para se calcular o lucro operacional de Vendas, considerou-se a linha </text:span><text:span text:style-name="T2"> “Resultado Antes do Resultado Financeiro e dos Tributos”, por ser o que melhor assemelha-se ao conceito estudado nos slides, que considera o Lucro Operacional como aquele anterior aos resultados financeiros.</text:span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3"/>
          <table:table-cell table:number-columns-repeated="10"/>
          <table:table-cell table:style-name="ce25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5" office:value-type="string" calcext:value-type="string">
            <text:p>Para se calcular o giro do investimento e a rentabilidade de investimentos, usou-se para achar o investimento a fórmula: investimento = ativo total – passivo de funcionamento. O passivo de funcionamento foi encontrado considerando o ativo total diminuído de fornecedores e tributos diferidos, uma vez que </text:p>
          </table:table-cell>
          <table:table-cell table:style-name="ce25" table:number-columns-repeated="13"/>
          <table:table-cell table:style-name="ce43"/>
          <table:table-cell table:style-name="ce25" table:number-columns-repeated="11"/>
        </table:table-row>
        <table:table-row table:style-name="ro1">
          <table:table-cell table:style-name="ce23"/>
          <table:table-cell table:style-name="ce26" office:value-type="string" calcext:value-type="string">
            <text:p>estas duas contas (fornecedores e tributos diferidos) estão explicitamente citadas na dre. Não se considerou salários e encargos por este motivo.</text:p>
          </table:table-cell>
          <table:table-cell table:style-name="ce26" table:number-columns-repeated="13"/>
          <table:table-cell table:style-name="ce44"/>
          <table:table-cell table:style-name="ce25" table:number-columns-repeated="11"/>
        </table:table-row>
      </table:table>
      <table:table table:name="BP Passiv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20:43:29.8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1:47:41.865000000</meta:creation-date>
    <dc:date>2019-09-06T23:06:17.157000000</dc:date>
    <meta:editing-duration>PT1H16M17S</meta:editing-duration>
    <meta:editing-cycles>16</meta:editing-cycles>
    <meta:generator>LibreOffice/6.2.3.2$Windows_X86_64 LibreOffice_project/aecc05fe267cc68dde00352a451aa867b3b546ac</meta:generator>
    <meta:document-statistic meta:table-count="2" meta:cell-count="432" meta:object-count="0"/>
  </office:meta>
</office:document-meta>
</file>